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DC000003914D91AD11BB03F60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be5a0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057cm" svg:height="3.078cm" draw:transform="rotate (0.244869694054804) translate (12.651cm 3.199cm)">
          <draw:image xlink:href="Pictures/10000201000005DC000003914D91AD11BB03F60B.png" xlink:type="simple" xlink:show="embed" xlink:actuate="onLoad" loext:mime-type="image/png">
            <text:p/>
          </draw:image>
        </draw:frame>
        <draw:frame draw:style-name="gr1" draw:text-style-name="P1" draw:layer="layout" svg:width="5.057cm" svg:height="3.078cm" draw:transform="rotate (0.244869694054804) translate (2.647cm 14.853cm)">
          <draw:image xlink:href="Pictures/10000201000005DC000003914D91AD11BB03F60B.png" xlink:type="simple" xlink:show="embed" xlink:actuate="onLoad" loext:mime-type="image/png">
            <text:p/>
          </draw:image>
        </draw:frame>
        <draw:frame draw:style-name="gr1" draw:text-style-name="P1" draw:layer="layout" svg:width="5.057cm" svg:height="3.078cm" draw:transform="rotate (-2.37312418393669) translate (20.804cm 20.572cm)">
          <draw:image xlink:href="Pictures/10000201000005DC000003914D91AD11BB03F60B.png" xlink:type="simple" xlink:show="embed" xlink:actuate="onLoad" loext:mime-type="image/png">
            <text:p/>
          </draw:image>
        </draw:frame>
        <draw:frame draw:style-name="gr1" draw:text-style-name="P1" draw:layer="layout" svg:width="5.057cm" svg:height="3.078cm" draw:transform="rotate (-0.19722220547536) translate (14.725cm 10.074cm)">
          <draw:image xlink:href="Pictures/10000201000005DC000003914D91AD11BB03F60B.png" xlink:type="simple" xlink:show="embed" xlink:actuate="onLoad" loext:mime-type="image/png">
            <text:p/>
          </draw:image>
        </draw:frame>
        <draw:frame draw:style-name="gr1" draw:text-style-name="P1" draw:layer="layout" svg:width="5.057cm" svg:height="3.078cm" draw:transform="skewX (1.19602872944128E-016) rotate (0.463559449329694) translate (5.165cm 24.885cm)">
          <draw:image xlink:href="Pictures/10000201000005DC000003914D91AD11BB03F60B.png" xlink:type="simple" xlink:show="embed" xlink:actuate="onLoad" loext:mime-type="image/png">
            <text:p/>
          </draw:image>
        </draw:frame>
        <draw:frame draw:style-name="gr1" draw:text-style-name="P1" draw:layer="layout" svg:width="5.057cm" svg:height="3.078cm" draw:transform="rotate (0.524645973149495) translate (0.967cm 6.043cm)">
          <draw:image xlink:href="Pictures/10000201000005DC000003914D91AD11BB03F60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4.3.2$Windows_X86_64 LibreOffice_project/747b5d0ebf89f41c860ec2a39efd7cb15b54f2d8</meta:generator>
    <dc:date>2021-10-06T11:20:50.945000000</dc:date>
    <meta:editing-duration>PT3M47S</meta:editing-duration>
    <meta:editing-cycles>1</meta:editing-cycles>
    <meta:document-statistic meta:object-count="6"/>
  </office:meta>
</office:document-meta>
</file>